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258d" officeooo:paragraph-rsid="001ce174"/>
    </style:style>
    <style:style style:name="P2" style:family="paragraph" style:parent-style-name="Standard">
      <style:text-properties fo:language="en" fo:country="US" officeooo:rsid="001b258d" officeooo:paragraph-rsid="00400be7"/>
    </style:style>
    <style:style style:name="P3" style:family="paragraph" style:parent-style-name="Standard">
      <style:text-properties fo:language="en" fo:country="US" officeooo:rsid="00196a31" officeooo:paragraph-rsid="00196a31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2dc47e" officeooo:paragraph-rsid="0033d3c4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2dc47e" officeooo:paragraph-rsid="0040d199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304094" officeooo:paragraph-rsid="00304094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304094" officeooo:paragraph-rsid="0040d199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36828c" officeooo:paragraph-rsid="0040d199"/>
    </style:style>
    <style:style style:name="P9" style:family="paragraph" style:parent-style-name="Standard">
      <style:text-properties fo:language="en" fo:country="US" officeooo:rsid="00400be7" officeooo:paragraph-rsid="00400be7"/>
    </style:style>
    <style:style style:name="P10" style:family="paragraph" style:parent-style-name="Standard">
      <style:text-properties fo:language="en" fo:country="US" officeooo:rsid="0040d199" officeooo:paragraph-rsid="0040d199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bold" officeooo:rsid="0040d199" officeooo:paragraph-rsid="0040d199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40d199" officeooo:paragraph-rsid="0040d19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3eb893" officeooo:paragraph-rsid="003ed4b0"/>
    </style:style>
    <style:style style:name="P14" style:family="paragraph" style:parent-style-name="Standard">
      <style:paragraph-properties fo:text-align="justify" style:justify-single-word="false"/>
      <style:text-properties officeooo:rsid="00450c31" officeooo:paragraph-rsid="00450c31"/>
    </style:style>
    <style:style style:name="T1" style:family="text">
      <style:text-properties officeooo:rsid="001ce174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officeooo:rsid="003ed4b0" style:font-style-asian="normal" style:font-style-complex="normal"/>
    </style:style>
    <style:style style:name="T6" style:family="text">
      <style:text-properties fo:language="en" fo:country="US" fo:font-style="normal" officeooo:rsid="00400be7" style:font-style-asian="normal" style:font-style-complex="normal"/>
    </style:style>
    <style:style style:name="T7" style:family="text">
      <style:text-properties fo:language="en" fo:country="US" officeooo:rsid="003ed4b0"/>
    </style:style>
    <style:style style:name="T8" style:family="text">
      <style:text-properties fo:language="en" fo:country="US" officeooo:rsid="00400be7"/>
    </style:style>
    <style:style style:name="T9" style:family="text">
      <style:text-properties fo:font-style="italic" officeooo:rsid="002f3a5a" style:font-style-asian="italic" style:font-style-complex="italic"/>
    </style:style>
    <style:style style:name="T10" style:family="text">
      <style:text-properties officeooo:rsid="002a5fb3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c19bc" style:font-style-asian="normal" style:font-style-complex="normal"/>
    </style:style>
    <style:style style:name="T13" style:family="text">
      <style:text-properties fo:font-style="normal" officeooo:rsid="002f3a5a" style:font-style-asian="normal" style:font-style-complex="normal"/>
    </style:style>
    <style:style style:name="T14" style:family="text">
      <style:text-properties fo:font-style="normal" officeooo:rsid="002f937a" style:font-style-asian="normal" style:font-style-complex="normal"/>
    </style:style>
    <style:style style:name="T15" style:family="text">
      <style:text-properties fo:font-style="normal" officeooo:rsid="00304094" style:font-style-asian="normal" style:font-style-complex="normal"/>
    </style:style>
    <style:style style:name="T16" style:family="text">
      <style:text-properties fo:font-style="normal" officeooo:rsid="0031fd6d" style:font-style-asian="normal" style:font-style-complex="normal"/>
    </style:style>
    <style:style style:name="T17" style:family="text">
      <style:text-properties fo:font-style="normal" officeooo:rsid="003594b0" style:font-style-asian="normal" style:font-style-complex="normal"/>
    </style:style>
    <style:style style:name="T18" style:family="text">
      <style:text-properties fo:font-style="normal" officeooo:rsid="0036828c" style:font-style-asian="normal" style:font-style-complex="normal"/>
    </style:style>
    <style:style style:name="T19" style:family="text">
      <style:text-properties fo:font-style="normal" officeooo:rsid="0037f2a6" style:font-style-asian="normal" style:font-style-complex="normal"/>
    </style:style>
    <style:style style:name="T20" style:family="text">
      <style:text-properties officeooo:rsid="002f3a5a"/>
    </style:style>
    <style:style style:name="T21" style:family="text">
      <style:text-properties officeooo:rsid="0031fd6d"/>
    </style:style>
    <style:style style:name="T22" style:family="text">
      <style:text-properties officeooo:rsid="003594b0"/>
    </style:style>
    <style:style style:name="T23" style:family="text">
      <style:text-properties officeooo:rsid="0036828c"/>
    </style:style>
    <style:style style:name="T24" style:family="text">
      <style:text-properties officeooo:rsid="00400be7"/>
    </style:style>
    <style:style style:name="T25" style:family="text">
      <style:text-properties officeooo:rsid="0040d199"/>
    </style:style>
    <style:style style:name="T26" style:family="text">
      <style:text-properties officeooo:rsid="004610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tles:</text:p>
      <text:p text:style-name="P2"/>
      <text:p text:style-name="P1"><text:span text:style-name="T24">1. </text:span>SAPFLUXNET, a global database <text:span text:style-name="T1">to build an open</text:span> sap flow world <text:span text:style-name="T25">(for version 1)</text:span></text:p>
      <text:p text:style-name="P9">2. Avoiding data ingest cavitation, an example <text:span text:style-name="T26">o</text:span>n <text:span text:style-name="T26">building </text:span>the SAPFLUXNET database <text:span text:style-name="T25">(for version 2)</text:span></text:p>
      <text:p text:style-name="P9">3. <text:span text:style-name="T25">Using R, Shiny and Rmarkdown to build database workflows. The SAPFLUXNET example. (for version 2)</text:span></text:p>
      <text:p text:style-name="P3"/>
      <text:p text:style-name="P10">Text:</text:p>
      <text:p text:style-name="P10"/>
      <text:p text:style-name="P12">Version 1</text:p>
      <text:p text:style-name="P10"/>
      <text:p text:style-name="P7">Transpiration is involved in the water equilibrium within the soil-plant-atmosphere complex. <text:span text:style-name="T10">Sap flow measurement techniques provide way to estimate the transpiration rates, allowing the study of the existent ecological variation and the extrapolation from plant to forest and ecosystem levels. With &gt;2500 of sap flow-related papers including &gt;250 plant species found in the literature, it seems the perfect timing to start building SAPFLUXNET, an open database of sap flux measures. After a promising preliminary survey (</text:span><text:a xlink:type="simple" xlink:href="http://sapfluxnet.creaf.cat/shiny/preliminary_dashboard/" text:style-name="Internet_20_link" text:visited-style-name="Visited_20_Internet_20_Link"><text:span text:style-name="T10">http://sapfluxnet.creaf.cat/shiny/preliminary_dashboard/</text:span></text:a><text:span text:style-name="T10">) carried on December 2015, a data harvest stage has began in July 2016, gathering together individual studies on sap flow.</text:span></text:p>
      <text:p text:style-name="P5">Data coming from individual studies in <text:span text:style-name="T21">this case</text:span> presents singular challenges. Different meta-data, sap flow methods, <text:span text:style-name="T22">timezones</text:span> and experimental designs, among other elements, <text:span text:style-name="T20">make</text:span> data compiling <text:span text:style-name="T20">a </text:span>hard process, <text:span text:style-name="T20">where</text:span> reproducible and monitored<text:span text:style-name="T20"> steps are needed</text:span>. <text:span text:style-name="T23">We are actively developing an R package (</text:span><text:span text:style-name="T9">sapfluxnetr</text:span><text:span text:style-name="T13">) for a semi-automatized data processing and quality control, allow</text:span><text:span text:style-name="T18">ing</text:span><text:span text:style-name="T13"> </text:span><text:span text:style-name="T16">data compilation</text:span><text:span text:style-name="T13"> in a modular and upgradeable way </text:span><text:span text:style-name="T18">and</text:span><text:span text:style-name="T13"> fulfill</text:span><text:span text:style-name="T16">ing</text:span><text:span text:style-name="T13"> openness and reproducibility goals</text:span><text:span text:style-name="T14">. It also provides an interactive environment to control and preview those processes by </text:span><text:span text:style-name="T16">using</text:span><text:span text:style-name="T14"> </text:span><text:span text:style-name="T17">proven </text:span><text:span text:style-name="T14">Shiny and Rmarkdown technologies. </text:span><text:span text:style-name="T17">U</text:span><text:span text:style-name="T16">sing R to automatize the process also makes easy to combine it with a relational database (PostgreSQL) and a data interface (Shiny/HTML) </text:span><text:span text:style-name="T19">as a start point</text:span><text:span text:style-name="T16">.</text:span></text:p>
      <text:p text:style-name="P8"><text:span text:style-name="T16">B</text:span><text:span text:style-name="T11">y the end of 2016, f</text:span><text:span text:style-name="T12">urther stages in data preparation and analysis (gap filling, data imputation, modeling…) will </text:span><text:span text:style-name="T15">start,</text:span><text:span text:style-name="T12"> involv</text:span><text:span text:style-name="T15">ing</text:span><text:span text:style-name="T12"> the </text:span><text:span text:style-name="T19">development of more open technologies</text:span><text:span text:style-name="T12"> (R </text:span><text:span text:style-name="T19">packages, Shiny apps</text:span><text:span text:style-name="T12">…) </text:span><text:span text:style-name="T15">in order to obtain the first complete version of the SAPFLUXNET database.</text:span></text:p>
      <text:p text:style-name="P8"><text:span text:style-name="T15"/></text:p>
      <text:p text:style-name="P11"><text:span text:style-name="T15">V</text:span><text:span text:style-name="T11">ersion 2</text:span></text:p>
      <text:p text:style-name="P3"/>
      <text:p text:style-name="P6">Transpiration is involved in the water equilibrium within the soil-plant-atmosphere complex. <text:span text:style-name="T10">Sap flow measurement techniques provide way to estimate the transpiration rates, allowing the study of the existent ecological variation and the extrapolation from plant to forest and ecosystem levels. With &gt;2500 of sap flow-related papers including &gt;250 plant species found in the literature, it seems the perfect timing to start building SAPFLUXNET, an open database of sap flux measures. After a promising preliminary survey (</text:span><text:a xlink:type="simple" xlink:href="http://sapfluxnet.creaf.cat/shiny/preliminary_dashboard/" text:style-name="Internet_20_link" text:visited-style-name="Visited_20_Internet_20_Link"><text:span text:style-name="T10">http://sapfluxnet.creaf.cat/shiny/preliminary_dashboard/</text:span></text:a><text:span text:style-name="T10">) carried on December 2015, a data harvest stage has began in July 2016, gathering together individual studies on sap flow.</text:span></text:p>
      <text:p text:style-name="P4"/>
      <text:p text:style-name="P13"><text:span text:style-name="T2">Before obtaining the final database, critical pitfalls must be resolved. Sap flow data coming from individual studies presents singular challenges when it comes to compile them, </text:span><text:span text:style-name="T7">like</text:span><text:span text:style-name="T2"> different ancillary data, sap flow methods, timezones and experimental designs, among other elements, which must be resolved before even thinking on start building the database. Here we present a data workflow based on proven </text:span><text:span text:style-name="T7">and cutting edge</text:span><text:span text:style-name="T2"> technologies (R, Shiny, Rmarkdown…) which allows for reproducible and </text:span><text:span text:style-name="T8">documented</text:span><text:span text:style-name="T2"> data digestion process. An R package, </text:span><text:span text:style-name="T3">sapfluxnetr</text:span><text:span text:style-name="T4">, is actively being developed to perform </text:span><text:span text:style-name="T5">semi-automatized </text:span><text:span text:style-name="T4">data processing and quality control, providing an </text:span><text:span text:style-name="T5">open </text:span><text:span text:style-name="T4">interactive environment </text:span><text:span text:style-name="T6">to interact</text:span><text:span text:style-name="T4"> with the data at all levels (pre- and post-processed), </text:span><text:span text:style-name="T5">as well </text:span><text:soft-page-break/><text:span text:style-name="T5">as </text:span><text:span text:style-name="T6">compile the data</text:span><text:span text:style-name="T5"> in a modular and upgradeable way. This workflow will make easy to integrate quality </text:span><text:span text:style-name="T6">checked </text:span><text:span text:style-name="T5">data with a relational database (PostgreSQL) and a data interface (R/Shiny/HTML) to allow using the database efficiently </text:span><text:span text:style-name="T6">for any purpose (modeling, data imputation…)</text:span><text:span text:style-name="T5">.</text:span></text:p>
      <text:p text:style-name="P13"><text:span text:style-name="T5"/></text:p>
      <text:p text:style-name="P14"><text:span text:style-name="T5">N</text:span><text:span text:style-name="T4">otas:</text:span></text:p>
      <text:p text:style-name="P14"><text:span text:style-name="T4"/></text:p>
      <text:p text:style-name="P14"><text:span text:style-name="T4">A mi me gusta más la version 2, pero cualquier sugerencia es bienvenida.</text:span></text:p>
      <text:p text:style-name="P14"><text:span text:style-name="T4">Los títulos son malos, de nuevo cualquier sugerencia es bienveni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09:00:55.632870940</meta:creation-date>
    <dc:date>2016-08-30T15:16:32.109916266</dc:date>
    <meta:editing-duration>PT54M12S</meta:editing-duration>
    <meta:editing-cycles>14</meta:editing-cycles>
    <meta:generator>LibreOffice/5.2.0.4$Linux_X86_64 LibreOffice_project/20m0$Build-4</meta:generator>
    <meta:document-statistic meta:table-count="0" meta:image-count="0" meta:object-count="0" meta:page-count="2" meta:paragraph-count="15" meta:word-count="575" meta:character-count="3949" meta:non-whitespace-character-count="3389"/>
  </office:meta>
</office:document-meta>
</file>